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cd1dc" officeooo:paragraph-rsid="001cd1dc"/>
    </style:style>
    <style:style style:name="P2" style:family="paragraph" style:parent-style-name="Text_20_body" style:list-style-name="L1">
      <style:text-properties officeooo:rsid="001d13c4" officeooo:paragraph-rsid="001d13c4"/>
    </style:style>
    <style:style style:name="P3" style:family="paragraph" style:parent-style-name="Text_20_body" style:list-style-name="L1">
      <style:text-properties officeooo:rsid="001d13c4" officeooo:paragraph-rsid="001f7c6a"/>
    </style:style>
    <style:style style:name="P4" style:family="paragraph" style:parent-style-name="Text_20_body" style:list-style-name="L2">
      <style:text-properties officeooo:rsid="001d13c4" officeooo:paragraph-rsid="001d13c4"/>
    </style:style>
    <style:style style:name="P5" style:family="paragraph" style:parent-style-name="Text_20_body" style:list-style-name="L3">
      <style:text-properties officeooo:rsid="001ec813" officeooo:paragraph-rsid="001ec813"/>
    </style:style>
    <style:style style:name="P6" style:family="paragraph" style:parent-style-name="Text_20_body" style:list-style-name="L1">
      <style:text-properties officeooo:rsid="001ec813" officeooo:paragraph-rsid="001ec813"/>
    </style:style>
    <style:style style:name="P7" style:family="paragraph" style:parent-style-name="Text_20_body" style:list-style-name="L3">
      <style:text-properties officeooo:rsid="001f7c6a" officeooo:paragraph-rsid="001f7c6a"/>
    </style:style>
    <style:style style:name="T1" style:family="text">
      <style:text-properties officeooo:rsid="001ec813"/>
    </style:style>
    <style:style style:name="T2" style:family="text">
      <style:text-properties officeooo:rsid="001f7c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inston Groom – Forrest Gump</text:h>
      <text:list xml:id="list1083706624" text:style-name="L1">
        <text:list-item>
          <text:p text:style-name="P1">román, 1986</text:p>
        </text:list-item>
        <text:list-item>
          <text:p text:style-name="P6">ich-forma</text:p>
        </text:list-item>
        <text:list-item>
          <text:p text:style-name="P2">kniha je psaná obecnou angličtinou, obsahuje úmyslně gramatické chyby</text:p>
          <text:list>
            <text:list-item>
              <text:p text:style-name="P2">většina překladů knihy se snaží tohle zachovat</text:p>
            </text:list-item>
          </text:list>
        </text:list-item>
        <text:list-item>
          <text:p text:style-name="P1">zfilmované v roce 1994</text:p>
          <text:list>
            <text:list-item>
              <text:p text:style-name="P1">roli Forresta ve filmu ztvárnil Tom Hanks</text:p>
            </text:list-item>
            <text:list-item>
              <text:p text:style-name="P2">film obdržel nespočet ocenění</text:p>
            </text:list-item>
            <text:list-item>
              <text:p text:style-name="P2">kniha prodala pouze 30 000 kopií v době vydání filmu, nebyla moc úspěšná</text:p>
            </text:list-item>
          </text:list>
        </text:list-item>
        <text:list-item>
          <text:p text:style-name="P3">sequel ke knize, Gump and Co. poukazuje na Forrestův život po jeho zfilmování</text:p>
        </text:list-item>
        <text:list-item>
          <text:p text:style-name="P2">film je milionkrát lepší imo</text:p>
        </text:list-item>
      </text:list>
      <text:h text:style-name="Heading_20_2" text:outline-level="2">Postavy</text:h>
      <text:list xml:id="list959803448" text:style-name="L2">
        <text:list-item>
          <text:p text:style-name="P4">Forrest Gump – jeho slovy „pouze idijot“ optimista, vždy překoná problémy v životě, miluje svojí matku</text:p>
        </text:list-item>
        <text:list-item>
          <text:p text:style-name="P4">Jenny – Forrestova milenka už z jeho mládí až do konce příběhu</text:p>
        </text:list-item>
        <text:list-item>
          <text:p text:style-name="P4">Poručík Dan – Forrestův poručík během války ve Vietnamu, později zakládají byznys s krevetami</text:p>
        </text:list-item>
        <text:list-item>
          <text:p text:style-name="P4">Bubba – Forrestův kamarád, <text:span text:style-name="T1">umírá během války ve Vietnamu</text:span></text:p>
        </text:list-item>
      </text:list>
      <text:h text:style-name="Heading_20_2" text:outline-level="2">Rozdíly mezi knihou a filmem</text:h>
      <text:list xml:id="list4244272306" text:style-name="L3">
        <text:list-item>
          <text:p text:style-name="P5">Forrest se v knize považuje za „idijota“ a sám říká, že má nízké IQ, používá i hodně nadávek.</text:p>
        </text:list-item>
        <text:list-item>
          <text:p text:style-name="P5">Forrest potká Bubbu na univerzitě během hraní <text:span text:style-name="T2">amerického</text:span> fotbalu, místo armády.</text:p>
        </text:list-item>
        <text:list-item>
          <text:p text:style-name="P5">Forrest začal s byznysem s krevetami už ve Vietnamu a <text:span text:style-name="T2">dělal to celé</text:span> <text:span text:style-name="T2">pouze s orangutanem Sue</text:span>, bez pomoci Dana – Forrest poté firmu předal Bubbově rodině.</text:p>
        </text:list-item>
        <text:list-item>
          <text:p text:style-name="P7">Dan většinu času po válce tráví tedy na ulici, Forrest kolikrát taky.</text:p>
        </text:list-item>
        <text:list-item>
          <text:p text:style-name="P5">Po odchodu z Vietnamu se Forrest zapojil do protestů proti válce, kvůli kterým byl zavřen do vězení. Byla mu zde nabídnuta možnost letět do vesmíru a on tak <text:soft-page-break/>učinil, s další kosmonautkou a orangutanem Sue. Let ztroskotal v Africe a Forrest pak tráví část života mezi domorodci a snaží se, aby ho nesnědli. WTF</text:p>
        </text:list-item>
        <text:list-item>
          <text:p text:style-name="P5">Ještě před Vietnamem byl Forrest boxer, nebavilo ho ale být sluhou trenérů a mlátit lidi tak odešel.</text:p>
        </text:list-item>
        <text:list-item>
          <text:p text:style-name="P5">Forrest byl v knížce výborným šachistou, chronologicky se tohle stalo po <text:span text:style-name="T2">Africe.</text:span></text:p>
        </text:list-item>
        <text:list-item>
          <text:p text:style-name="P7">V knížce Forrest nikdy neskončí s Jenny. Ačkoliv mají spolu dítě, Jenny s ním uteče od Forresta. Jenny v knize neumřela.</text:p>
        </text:list-item>
        <text:list-item>
          <text:p text:style-name="P7">Běh přes celý svět v knize není.</text:p>
        </text:list-item>
        <text:list-item>
          <text:p text:style-name="P7">Forrest nikdy neměl podpěry na nohy, jako měl ve slavné běžící scéně ve filmu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Roboto Slab" fo:font-size="12pt" fo:language="cs" fo:country="CZ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Roboto Slab" fo:font-size="12pt" fo:language="cs" fo:country="CZ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 Slab" fo:font-family="'Roboto Slab'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Roboto Slab" fo:font-family="'Roboto Slab'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 Slab" fo:font-family="'Roboto Slab'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man Táborský</meta:initial-creator>
    <meta:creation-date>2022-05-06T18:53:49.030913302</meta:creation-date>
    <dc:date>2022-05-10T23:11:24.731536601</dc:date>
    <dc:creator>Roman Táborský</dc:creator>
    <meta:editing-duration>P1DT4H15M49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2" meta:paragraph-count="27" meta:word-count="338" meta:character-count="1915" meta:non-whitespace-character-count="1622"/>
  </office:meta>
</office:document-meta>
</file>